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StringFieldTest_dom_array.test_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istStringFieldTest_dom_array.test_lis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